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3.3465in" style:use-optimal-column-width="false"/>
    </style:style>
    <style:style style:name="TableColumn4" style:family="table-column">
      <style:table-column-properties style:column-width="3.3465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 style:parent-style-name="TableContents" style:family="paragraph">
      <style:text-properties fo:font-weight="bold" style:font-weight-asian="bold" style:font-weight-complex="bold"/>
    </style:style>
    <style:style style:name="TableCell8" style:family="table-cell">
      <style:table-cell-properties fo:border="0.0034in solid #000000" style:writing-mode="lr-tb" fo:padding-top="0.0381in" fo:padding-left="0.0381in" fo:padding-bottom="0.0381in" fo:padding-right="0.0381in"/>
    </style:style>
    <style:style style:name="TableRow9" style:family="table-row">
      <style:table-row-properties style:min-row-height="0.6916in" style:use-optimal-row-height="false"/>
    </style:style>
    <style:style style:name="TableCell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TableCell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 style:family="table-row">
      <style:table-row-properties style:min-row-height="0.6916in"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 style:family="table-row">
      <style:table-row-properties style:min-row-height="0.6916in"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fo:font-weight="bold" style:font-weight-asian="bold" style:font-weight-complex="bold"/>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 style:family="table-row">
      <style:table-row-properties style:min-row-height="0.6916in"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text-properties fo:font-weight="bold" style:font-weight-asian="bold" style:font-weight-complex="bold"/>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 style:family="table-row">
      <style:table-row-properties style:min-row-height="0.6916in"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text-properties fo:font-weight="bold" style:font-weight-asian="bold" style:font-weight-complex="bold"/>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 style:family="table-row">
      <style:table-row-properties style:min-row-height="0.6916in"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text-properties fo:font-weight="bold" style:font-weight-asian="bold" style:font-weight-complex="bold"/>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 style:family="table-row">
      <style:table-row-properties style:min-row-height="0.6916in"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min-row-height="0.6916in"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 style:family="table-row">
      <style:table-row-properties style:min-row-height="0.6916in"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Non- Functional requirements</text:p>
      <text:p text:style-name="Standard"/>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P7">Performance</text:p>
          </table:table-cell>
          <table:table-cell table:style-name="TableCell8">
            <text:p text:style-name="TableContents">Every page needs to load with a<text:s/>low<text:s/>response-time. Preferably, around .5 seconds but definitely no longer than 2<text:s/>seconds.</text:p>
          </table:table-cell>
        </table:table-row>
        <table:table-row table:style-name="TableRow9">
          <table:table-cell table:style-name="TableCell10">
            <text:p text:style-name="P11">Manageability</text:p>
          </table:table-cell>
          <table:table-cell table:style-name="TableCell12">
            <text:p text:style-name="TableContents">The client will<text:s/>be able to edit some of the pages of the website by being able to post new<text:s/>events,<text:s/><text:s/>delete old events,<text:s/>and<text:s/>make changes to other<text:s/>various pieces of information. They have to be able to do that without needing to<text:s/>change<text:s/>the HTML code<text:s/>directly.</text:p>
          </table:table-cell>
        </table:table-row>
        <table:table-row table:style-name="TableRow13">
          <table:table-cell table:style-name="TableCell14">
            <text:p text:style-name="P15">Usability</text:p>
          </table:table-cell>
          <table:table-cell table:style-name="TableCell16">
            <text:p text:style-name="TableContents">We expect the level of<text:s/>expertise of the user to be low as the charity deals with<text:s/>many underprivileged people<text:s/>who<text:s/>have restricted access to technology. Navigation and use of the site needs to be simple and intuitive. Pages will be distinct and scrolling will<text:s/>be reduced<text:s/>to a<text:s/>minimum. Pages need to explain their purpose, especially the ones that contain some sort of form<text:s/>which<text:s/>the user<text:s/>will need<text:s/>to fill out.</text:p>
          </table:table-cell>
        </table:table-row>
        <table:table-row table:style-name="TableRow17">
          <table:table-cell table:style-name="TableCell18">
            <text:p text:style-name="P19">Security</text:p>
          </table:table-cell>
          <table:table-cell table:style-name="TableCell20">
            <text:p text:style-name="TableContents">Only members with admin privileges will be able to access records kept about the people that the charity helps (as<text:s/>it is confidential),<text:s/>and<text:s/>be able to edit parts of the website.</text:p>
          </table:table-cell>
        </table:table-row>
        <table:table-row table:style-name="TableRow21">
          <table:table-cell table:style-name="TableCell22">
            <text:p text:style-name="P23">Reliability</text:p>
          </table:table-cell>
          <table:table-cell table:style-name="TableCell24">
            <text:p text:style-name="TableContents">The website<text:s/>always needs to be running<text:s/>so that people<text:s/>who<text:s/>seek help can find the information they need. In terms of the data stored for the people<text:s/>who<text:s/>they help,<text:s/>the<text:s/>website needs to be robust so the data will not be corrupted or lost.</text:p>
          </table:table-cell>
        </table:table-row>
        <table:table-row table:style-name="TableRow25">
          <table:table-cell table:style-name="TableCell26">
            <text:p text:style-name="P27">Accessibility</text:p>
          </table:table-cell>
          <table:table-cell table:style-name="TableCell28">
            <text:p text:style-name="TableContents">The website should be simple enough that<text:s/>anyone<text:s/>can operate it.<text:s/>We will use headings<text:s/>to organize the structure of the content. Use colour to organize content but make sure<text:s/>that<text:s/>colour-blind<text:s/>people can still<text:s/>view<text:s/>the content.</text:p>
          </table:table-cell>
        </table:table-row>
        <table:table-row table:style-name="TableRow29">
          <table:table-cell table:style-name="TableCell30">
            <text:p text:style-name="P31">Quality</text:p>
          </table:table-cell>
          <table:table-cell table:style-name="TableCell32">
            <text:p text:style-name="TableContents">The website should have no bugs and it is essential that the design is modern and minimalistic. Style and colours need to be consistent throughout the website and the pages need to be<text:s/>concise.<text:s/>Images and video elements should be used to promote the charity’s message.</text:p>
          </table:table-cell>
        </table:table-row>
        <table:table-row table:style-name="TableRow33">
          <table:table-cell table:style-name="TableCell34">
            <text:p text:style-name="P35">Capacity</text:p>
          </table:table-cell>
          <table:table-cell table:style-name="TableCell36">
            <text:p text:style-name="TableContents">Their Facebook group has almost 1000 members so the website needs to support around that many although this might change as the charity grows.</text:p>
          </table:table-cell>
        </table:table-row>
        <table:table-row table:style-name="TableRow37">
          <table:table-cell table:style-name="TableCell38">
            <text:p text:style-name="P39">Scalability</text:p>
          </table:table-cell>
          <table:table-cell table:style-name="TableCell40">
            <text:p text:style-name="TableContents">This<text:s/>requirement is covered by the server that the website is hosted on and not the website itself.</text:p>
          </table:table-cell>
        </table:table-row>
        <text:soft-page-break/>
        <table:table-row table:style-name="TableRow41">
          <table:table-cell table:style-name="TableCell42">
            <text:p text:style-name="P43">Interface</text:p>
          </table:table-cell>
          <table:table-cell table:style-name="TableCell44">
            <text:p text:style-name="TableContents">Data will be inputted<text:s/>by<text:s/>the users, whether<text:s/>this is<text:s/>about filling out a form or<text:s/>inputting<text:s/>data<text:s/>into<text:s/>a database. No external programs<text:s/>need to communicate with the website.</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ke Mortimer</dc:creator>
    <meta:creation-date>2018-11-05T15:14:00Z</meta:creation-date>
    <dc:date>2018-11-08T14:48:00Z</dc:date>
    <meta:template xlink:href="Normal.dotm" xlink:type="simple"/>
    <meta:editing-cycles>12</meta:editing-cycles>
    <meta:editing-duration>PT59580S</meta:editing-duration>
    <meta:document-statistic meta:page-count="2" meta:paragraph-count="4" meta:word-count="337" meta:character-count="2258" meta:row-count="16" meta:non-whitespace-character-count="1925"/>
  </office:meta>
</office:document-meta>
</file>